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5"/>
        <table:table-row table:style-name="ro1">
          <table:table-cell office:value-type="string" calcext:value-type="string">
            <text:p>Dex No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imary Type</text:p>
          </table:table-cell>
          <table:table-cell office:value-type="string" calcext:value-type="string">
            <text:p>Secondary Typ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Bonde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~ = foss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* = ba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^ =my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office:value-type="string" calcext:value-type="string">
            <text:p>! = legend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éb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r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ecidue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orrac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ciner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pp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ri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ima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ikip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mb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oucan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ungo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msho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ub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arja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kav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rabra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rabomi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Oric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utie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bomb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ckr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ycan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shiw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ea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oxap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db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uds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ew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aquan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m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uran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rel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hiin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l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lazz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uf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ew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uns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e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sare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omf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Oran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ssim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im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oliso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andyg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loss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yukumu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ype: 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ilva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om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urto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ogedem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imik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ux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r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hel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angmo-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kamo-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Kommo-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pu Kok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apu Lel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pu Bul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pu Fin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smog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osmo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olgale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unal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ihilego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zzw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heromos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Xurkitre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elesteel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artan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uzzlord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ecrozm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gearn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shado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ip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akatak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eraor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elta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elmetal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oo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wac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illab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corb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b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nder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o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izz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nte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kwo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oki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rvisqu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rvi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lip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tt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rbee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i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iev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ssifl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ldeg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Woo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b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ew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red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Ya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olt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lyco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rk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oalos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pp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ap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let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ilico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dac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ramo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rok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arraskew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oxe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oxtri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zzl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entisk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lobbo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applo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inis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ltea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a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tt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atte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mpid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org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immsna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bstag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er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urs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irfetch'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r. R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une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l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cre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al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incur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os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on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is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ee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orpe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u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pperaj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rac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rct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rac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rct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ralu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ee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rakl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ragap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aci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amazent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Eternatus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ison</text:p>
          </table:table-cell>
          <table:table-cell table:style-name="ce4" office:value-type="string" calcext:value-type="string">
            <text:p>Dragon</text:p>
          </table:table-cell>
          <table:table-cell table:style-name="ce4" table:number-columns-repeated="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text> </number:text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4098in" fo:margin-right="0.4098in" style:first-page-number="continue" style:scale-to="100%" style:writing-mode="lr-tb" style:print="annotations charts drawings objects zero-values"/>
      <style:header-style>
        <style:header-footer-properties fo:min-height="0.2953in" fo:margin-left="0.3382in" fo:margin-right="0.3382in" fo:margin-bottom="0in"/>
      </style:header-style>
      <style:footer-style>
        <style:header-footer-properties fo:min-height="0.2953in" fo:margin-left="0.3382in" fo:margin-right="0.338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7T09:48:32.873132785</meta:creation-date>
    <dc:date>2020-03-07T09:51:49.881190635</dc:date>
    <meta:editing-duration>PT3M18S</meta:editing-duration>
    <meta:editing-cycles>1</meta:editing-cycles>
    <meta:document-statistic meta:table-count="1" meta:cell-count="4011" meta:object-count="0"/>
    <meta:generator>LibreOffice/6.3.4.2$Linux_X86_64 LibreOffice_project/30$Build-2</meta:generator>
  </office:meta>
</office:document-meta>
</file>